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64cm"/>
    </style:style>
    <style:style style:name="co2" style:family="table-column">
      <style:table-column-properties fo:break-before="auto" style:column-width="8.296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16.155cm"/>
    </style:style>
    <style:style style:name="co7" style:family="table-column">
      <style:table-column-properties fo:break-before="auto" style:column-width="3.801cm"/>
    </style:style>
    <style:style style:name="co8" style:family="table-column">
      <style:table-column-properties fo:break-before="auto" style:column-width="14.984cm"/>
    </style:style>
    <style:style style:name="co9" style:family="table-column">
      <style:table-column-properties fo:break-before="auto" style:column-width="4.316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8.109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2.969cm"/>
    </style:style>
    <style:style style:name="co14" style:family="table-column">
      <style:table-column-properties fo:break-before="auto" style:column-width="10.128cm"/>
    </style:style>
    <style:style style:name="co15" style:family="table-column">
      <style:table-column-properties fo:break-before="auto" style:column-width="4.987cm"/>
    </style:style>
    <style:style style:name="co16" style:family="table-column">
      <style:table-column-properties fo:break-before="auto" style:column-width="3.62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e6ff"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60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2" style:family="table-cell" style:parent-style-name="Default">
      <style:text-properties fo:color="#b3b3b3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База_данных_задачи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>
            <text:p>Задачи базы данных, которые она должна выполнять:</text:p>
          </table:table-cell>
          <table:table-cell table:number-columns-repeated="3"/>
        </table:table-row>
        <table:table-row table:style-name="ro1">
          <table:table-cell table:style-name="ce1" office:value-type="string">
            <text:p>Имя функции</text:p>
          </table:table-cell>
          <table:table-cell table:style-name="ce1" office:value-type="string">
            <text:p>Полный путь</text:p>
          </table:table-cell>
          <table:table-cell table:style-name="ce1" office:value-type="string">
            <text:p>Описание</text:p>
          </table:table-cell>
          <table:table-cell table:number-columns-repeated="2"/>
        </table:table-row>
        <table:table-row table:style-name="ro1">
          <table:table-cell table:style-name="ce2" office:value-type="string">
            <text:p>Запрос каталога «Файлов от сервера»</text:p>
          </table:table-cell>
          <table:table-cell office:value-type="string">
            <text:p>Состояние БонКарт </text:p>
          </table:table-cell>
          <table:table-cell office:value-type="string">
            <text:p>Получить от сервера для этого клиента String каталог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Загрузка состояния БонКарт</text:p>
          </table:table-cell>
          <table:table-cell office:value-type="string">
            <text:p>Каталог который содержит путь к закачанным файлам от сервера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Установка каталога загрузок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>
            <text:p>Установка катлога «Фалов от сервера»</text:p>
          </table:table-cell>
          <table:table-cell office:value-type="string">
            <text:p>Состояние БонКарт </text:p>
          </table:table-cell>
          <table:table-cell office:value-type="string">
            <text:p>Сохранить на сервере для этого клиента String каталог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Загрузка состояния БонКарт</text:p>
          </table:table-cell>
          <table:table-cell office:value-type="string">
            <text:p>Каталог который содержит путь к закачанным файлам от сервера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Установка каталога загрузок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Загрузить лог «Файлов от сервер»</text:p>
          </table:table-cell>
          <table:table-cell office:value-type="string">
            <text:p>Состояние БонКарт </text:p>
          </table:table-cell>
          <table:table-cell office:value-type="string">
            <text:p>Получить список загруженных на данного клиента файлов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Загрузка состояния БонКарт</text:p>
          </table:table-cell>
          <table:table-cell office:value-type="string">
            <text:p>( возможность указания повторной загрузки для данного файла)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Загрузить лог с сервера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Загрузить очередные файлы от клиента</text:p>
          </table:table-cell>
          <table:table-cell office:value-type="string">
            <text:p>Состояние БонКарт </text:p>
          </table:table-cell>
          <table:table-cell office:value-type="string">
            <text:p>Получить от сервера для этого клиента Файлы с состояниями БонКарт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Загрузка состояния БонКарт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Загрузить лог с сервера</text:p>
          </table:table-cell>
          <table:table-cell table:number-columns-repeated="2"/>
          <table:table-cell table:style-name="ce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Хранение логов загрузки операций от партнера</text:p>
          </table:table-cell>
          <table:table-cell/>
          <table:table-cell office:value-type="string">
            <text:p>Хранение лога загруженных операций по данному партнеру для возможных дозагрузок и контроля загруженных данных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Хранение операций с картами по данному партнеру</text:p>
          </table:table-cell>
          <table:table-cell/>
          <table:table-cell office:value-type="string">
            <text:p>Синхронизации с системой партнера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Хранение логов выгрузки статусов БонКарт</text:p>
          </table:table-cell>
          <table:table-cell/>
          <table:table-cell office:value-type="string">
            <text:p>Сервер хранит логи выгрузки статусов БонКарт для синхронизации с системой клиента</text:p>
          </table:table-cell>
          <table:table-cell table:number-columns-repeated="2"/>
        </table:table-row>
      </table:table>
      <table:table table:name="Система партнера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2">
          <table:table-cell/>
          <table:table-cell table:style-name="ce5" office:value-type="string">
            <text:p>Система партнера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Участники:</text:p>
          </table:table-cell>
          <table:table-cell office:value-type="string">
            <text:p>Клиенты клуба</text:p>
          </table:table-cell>
          <table:table-cell/>
        </table:table-row>
        <table:table-row table:style-name="ro1">
          <table:table-cell/>
          <table:table-cell office:value-type="string">
            <text:p>DataTerminal_Clie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Описание:</text:p>
          </table:table-cell>
          <table:table-cell office:value-type="string">
            <text:p>клиенты клуба «общаются» с сервером БонКлуба через «Систему партнера»</text:p>
          </table:table-cell>
          <table:table-cell/>
        </table:table-row>
        <table:table-row table:style-name="ro1">
          <table:table-cell/>
          <table:table-cell office:value-type="string">
            <text:p>Система партнера имеет интерфейсы по работе с клиентом: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4"/>идентификация клиента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4"/>операции с клиентами</text:p>
          </table:table-cell>
          <table:table-cell office:value-type="string">
            <text:p>Начисление бонусов, реализация этих бонусов..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Система партнера имеет интерфейсы по работе с DataTerminal_Client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4"/>загрузка информаций о БонКартах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4"/>выгрузка операций с клиентами клуба</text:p>
          </table:table-cell>
          <table:table-cell/>
        </table:table-row>
        <table:table-row table:style-name="ro1">
          <table:table-cell/>
          <table:table-cell table:style-name="ce2" office:value-type="string">
            <text:p><text:s text:c="4"/>получение партнером своих настроек из системы БонКлуб</text:p>
          </table:table-cell>
          <table:table-cell/>
        </table:table-row>
      </table:table>
      <table:table table:name="DataTerminal_Client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/>
          <table:table-cell table:style-name="ce5" office:value-type="string">
            <text:p>DataTerminal_Client</text:p>
          </table:table-cell>
          <table:table-cell table:number-columns-repeated="4"/>
        </table:table-row>
        <table:table-row table:style-name="ro1">
          <table:table-cell table:style-name="ce4" office:value-type="string">
            <text:p>Участники:</text:p>
          </table:table-cell>
          <table:table-cell office:value-type="string">
            <text:p>Система партнера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Terminal_Serv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>
            <text:p>Описание:</text:p>
          </table:table-cell>
          <table:table-cell office:value-type="string">
            <text:p>Приложение, которое осуществляет свзяь с сервером и предоставляет следующие интерфейсы: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Загрузка состояний БонКарт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<text:s text:c="4"/>Просмотр лога Загруженных состояний БонКарт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Выгрузка проведенных операций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Просмотр лога выгруженных операций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Загрузка своих настроек лояльности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Просмотр лога загруженных настроек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4"/>Клиент на связи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<text:s text:c="3"/>Общение клиент-сервер</text:p>
          </table:table-cell>
          <table:table-cell office:value-type="string">
            <text:p>Каждый сеанс общения — посылка Transport клиентом и получение Transport с ответом от сервера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office:value-type="string">
            <text:p><text:span text:style-name="T1">Transport</text:span> — объект, которым обмениваются сервер и клиент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Task</text:span> - <text:s/>которые несут данные и задачи 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FlagDirection</text:span><text:span text:style-name="T2"> — направление, либо от клиента к серверу, либо от сервера к клиенту</text:span></text:p>
          </table:table-cell>
          <table:table-cell table:style-name="ce2" office:value-type="string">
            <text:p>DIRECTION_FROM_CLIENT_TO_SERV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>
            <text:p>DIRECTION_FROM_SERVER_TO_CLIEN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/>
          <table:table-cell office:value-type="string">
            <text:p><text:span text:style-name="T1">Task</text:span> — объект, который содержит текущую задачу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TaskName</text:span> — уникальное имя задачи</text:p>
          </table:table-cell>
          <table:table-cell table:number-columns-repeated="4"/>
        </table:table-row>
        <table:table-row table:style-name="ro3">
          <table:table-cell table:style-name="ce2"/>
          <table:table-cell office:value-type="string">
            <text:p><text:s text:c="4"/>field_data — объект <text:span text:style-name="T1">Data</text:span>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FlagState</text:span> — говорит о результате выполнения команды</text:p>
          </table:table-cell>
          <table:table-cell table:style-name="ce2" office:value-type="string">
            <text:p>STATE_FOR_DO</text:p>
          </table:table-cell>
          <table:table-cell office:value-type="string">
            <text:p>Task находится в состоянии запроса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STATE_DONE</text:p>
          </table:table-cell>
          <table:table-cell office:value-type="string">
            <text:p>Task выполнился успешно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STATE_ERROR</text:p>
          </table:table-cell>
          <table:table-cell office:value-type="string">
            <text:p>Task не выполнился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/>
          <table:table-cell table:style-name="ce2" office:value-type="string">
            <text:p>Data —<text:span text:style-name="T2"> объект с данными для задачи</text:span>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DataName</text:span> — уникальное имя для данных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ClassName</text:span> — уникальное имя класса, по которому будет восстановлен объект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<text:s text:c="4"/><text:span text:style-name="T1">Byte[]</text:span> - данные, по которым мы восстанавливаем данные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table:number-columns-spanned="3" table:number-rows-spanned="1">
            <text:p>Transport</text:p>
          </table:table-cell>
          <table:covered-table-cell/>
          <table:covered-table-cell table:style-name="ce11"/>
          <table:table-cell/>
        </table:table-row>
        <table:table-row table:style-name="ro2">
          <table:table-cell/>
          <table:table-cell table:style-name="ce5" office:value-type="string">
            <text:p>Функции общения с сервером:</text:p>
          </table:table-cell>
          <table:table-cell table:style-name="ce8" office:value-type="string" table:number-columns-spanned="2" table:number-rows-spanned="1">
            <text:p>Data</text:p>
          </table:table-cell>
          <table:covered-table-cell/>
          <table:table-cell table:style-name="ce8" office:value-type="string">
            <text:p>Task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>
            <text:p>Клиент</text:p>
          </table:table-cell>
          <table:table-cell table:style-name="ce9" office:value-type="string">
            <text:p>Сервер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Загрузить очередные файлы для клиента</text:p>
          </table:table-cell>
          <table:table-cell table:style-name="ce10"/>
          <table:table-cell table:style-name="ce9" office:value-type="string">
            <text:p>byte[]</text:p>
          </table:table-cell>
          <table:table-cell table:style-name="ce2" office:value-type="string">
            <text:p>CLIENT_REQUEST_BONCARD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грузить лог «Файлов от сервера»</text:p>
          </table:table-cell>
          <table:table-cell table:style-name="ce10"/>
          <table:table-cell table:style-name="ce9" office:value-type="string">
            <text:p>ArrayList&lt;String&gt;</text:p>
          </table:table-cell>
          <table:table-cell table:style-name="ce2" office:value-type="string">
            <text:p>CLIENT_REQUEST_LOG_BONCARD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прос каталога «Файлов от сервера»</text:p>
          </table:table-cell>
          <table:table-cell table:style-name="ce10"/>
          <table:table-cell table:style-name="ce9" office:value-type="string">
            <text:p>String</text:p>
          </table:table-cell>
          <table:table-cell table:style-name="ce2" office:value-type="string">
            <text:p>CLIENT_REQUEST_BONCARD_CATA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Установка каталога «Файлов от сервера»</text:p>
          </table:table-cell>
          <table:table-cell table:style-name="ce9" office:value-type="string">
            <text:p>String</text:p>
          </table:table-cell>
          <table:table-cell table:style-name="ce10"/>
          <table:table-cell table:style-name="ce2" office:value-type="string">
            <text:p>CLIENT_RESPONSE_BONCARD_CATA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Получить очередные файлы от клиента</text:p>
          </table:table-cell>
          <table:table-cell table:style-name="ce9" office:value-type="string">
            <text:p>byte[]</text:p>
          </table:table-cell>
          <table:table-cell table:style-name="ce10"/>
          <table:table-cell table:style-name="ce2" office:value-type="string">
            <text:p>CLIENT_RESPONSE_OPERATION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грузить лог «Полученных сервером файлов»</text:p>
          </table:table-cell>
          <table:table-cell table:style-name="ce10"/>
          <table:table-cell table:style-name="ce9" office:value-type="string">
            <text:p>ArrayList&lt;String&gt;</text:p>
          </table:table-cell>
          <table:table-cell table:style-name="ce2" office:value-type="string">
            <text:p>CLIENT_RESPONSE_OPERATION_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прос каталога «Файлы на сервер»</text:p>
          </table:table-cell>
          <table:table-cell table:style-name="ce10"/>
          <table:table-cell table:style-name="ce9" office:value-type="string">
            <text:p>String</text:p>
          </table:table-cell>
          <table:table-cell table:style-name="ce2" office:value-type="string">
            <text:p>CLIENT_REQUEST_OPERATION_CATA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Установка каталога «Файлы на сервер»</text:p>
          </table:table-cell>
          <table:table-cell table:style-name="ce9" office:value-type="string">
            <text:p>String</text:p>
          </table:table-cell>
          <table:table-cell table:style-name="ce10"/>
          <table:table-cell table:style-name="ce2" office:value-type="string">
            <text:p>CLIENT_RESPONSE_OPERATION_CATA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грузить текущую настройку</text:p>
          </table:table-cell>
          <table:table-cell table:style-name="ce10"/>
          <table:table-cell table:style-name="ce9" office:value-type="string">
            <text:p>byte[]</text:p>
          </table:table-cell>
          <table:table-cell table:style-name="ce2" office:value-type="string">
            <text:p>CLIENT_REQUEST_SETTINGS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Запрос каталога «Файлов настроек»</text:p>
          </table:table-cell>
          <table:table-cell table:style-name="ce10"/>
          <table:table-cell table:style-name="ce9" office:value-type="string">
            <text:p>String</text:p>
          </table:table-cell>
          <table:table-cell table:style-name="ce2" office:value-type="string">
            <text:p>CLIENT_REQUEST_SETTINGS_CATALOG</text:p>
          </table:table-cell>
          <table:table-cell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>
            <text:p>Установка каталога «Файлов настроек»</text:p>
          </table:table-cell>
          <table:table-cell table:style-name="ce9" office:value-type="string">
            <text:p>String</text:p>
          </table:table-cell>
          <table:table-cell table:style-name="ce10"/>
          <table:table-cell table:style-name="ce2" office:value-type="string">
            <text:p>CLIENT_RESPONSE_SETTINGS_CATALOG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>
            <text:p>Запрос (XML) файла разрешений отображений визуальных элементов</text:p>
          </table:table-cell>
          <table:table-cell office:value-type="string">
            <text:p>String (login)</text:p>
          </table:table-cell>
          <table:table-cell office:value-type="string">
            <text:p>byte[]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ring (passwor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" office:value-type="string">
            <text:p>Клиент на связи</text:p>
          </table:table-cell>
          <table:table-cell table:number-columns-repeated="3"/>
          <table:table-cell office:value-type="string">
            <text:p>Т.к. Только клиент может инициировать связь с сервером, а у сервера может появиться срочная информация для клиента</text:p>
          </table:table-cell>
        </table:table-row>
        <table:table-row table:style-name="ro1">
          <table:table-cell table:number-columns-repeated="5"/>
          <table:table-cell office:value-type="string">
            <text:p>То клиент периодически посылает Task «Клиент на связи» для получения заданий на выполнение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table table:name="DataTerminal_Server" table:style-name="ta1" table:print="false">
        <table:table-column table:style-name="co13" table:default-cell-style-name="Default"/>
        <table:table-column table:style-name="co14" table:default-cell-style-name="ce2"/>
        <table:table-row table:style-name="ro1">
          <table:table-cell/>
          <table:table-cell office:value-type="string">
            <text:p>DataTerminal_Server</text:p>
          </table:table-cell>
        </table:table-row>
        <table:table-row table:style-name="ro1">
          <table:table-cell table:style-name="ce4" office:value-type="string">
            <text:p>Участники:</text:p>
          </table:table-cell>
          <table:table-cell table:style-name="Default" office:value-type="string">
            <text:p>DataTerminal_Client</text:p>
          </table:table-cell>
        </table:table-row>
        <table:table-row table:style-name="ro1">
          <table:table-cell/>
          <table:table-cell table:style-name="Default" office:value-type="string">
            <text:p>Система BonCard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" office:value-type="string">
            <text:p>Описание:</text:p>
          </table:table-cell>
          <table:table-cell table:style-name="Default" office:value-type="string">
            <text:p>Сервлет, который принимает входящие запросы от удаленных клиентов.</text:p>
          </table:table-cell>
        </table:table-row>
        <table:table-row table:style-name="ro1">
          <table:table-cell/>
          <table:table-cell table:style-name="Default" office:value-type="string">
            <text:p>В качестве клиента выступают удаленные программа DataTerminal_Client</text:p>
          </table:table-cell>
        </table:table-row>
        <table:table-row table:style-name="ro1">
          <table:table-cell/>
          <table:table-cell table:style-name="Default" office:value-type="string">
            <text:p>Интерфейсы:</text:p>
          </table:table-cell>
        </table:table-row>
        <table:table-row table:style-name="ro1">
          <table:table-cell/>
          <table:table-cell office:value-type="string">
            <text:p><text:s text:c="4"/>Аутентификация</text:p>
          </table:table-cell>
        </table:table-row>
        <table:table-row table:style-name="ro1">
          <table:table-cell/>
          <table:table-cell office:value-type="string">
            <text:p><text:s text:c="4"/>Изменение настроек для партнеров</text:p>
          </table:table-cell>
        </table:table-row>
        <table:table-row table:style-name="ro1">
          <table:table-cell/>
          <table:table-cell office:value-type="string">
            <text:p><text:s text:c="4"/>Изменение статусов БонКарт</text:p>
          </table:table-cell>
        </table:table-row>
        <table:table-row table:style-name="ro1">
          <table:table-cell/>
          <table:table-cell office:value-type="string">
            <text:p><text:s text:c="4"/>Хранение логов выгрузки статусов БонКарт</text:p>
          </table:table-cell>
        </table:table-row>
        <table:table-row table:style-name="ro1">
          <table:table-cell/>
          <table:table-cell office:value-type="string">
            <text:p><text:s text:c="4"/>Хранение операций с картами по данному партнеру</text:p>
          </table:table-cell>
        </table:table-row>
        <table:table-row table:style-name="ro1">
          <table:table-cell/>
          <table:table-cell office:value-type="string">
            <text:p><text:s text:c="4"/>Хранение логов загрузки операций от партнера</text:p>
          </table:table-cell>
        </table:table-row>
      </table:table>
      <table:table table:name="Загрузка состояния БонКарт" table:style-name="ta1" table:print="false">
        <table:table-column table:style-name="co15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Загрузка состояния БонКарт</text:p>
          </table:table-cell>
        </table:table-row>
        <table:table-row table:style-name="ro1">
          <table:table-cell office:value-type="string">
            <text:p>Загрузка информации о новых пользователях</text:p>
          </table:table-cell>
          <table:table-cell/>
        </table:table-row>
        <table:table-row table:style-name="ro1">
          <table:table-cell office:value-type="string">
            <text:p>Загрузка информации об изменении статусов пользователей</text:p>
          </table:table-cell>
          <table:table-cell/>
        </table:table-row>
        <table:table-row table:style-name="ro1">
          <table:table-cell table:style-name="ce12" office:value-type="string">
            <text:p>Загрузка информации о стоп-листе ( фоновая активность )</text:p>
          </table:table-cell>
          <table:table-cell/>
        </table:table-row>
      </table:table>
      <table:table table:name="Просмотр лога загруженных состояний БонКарт" table:style-name="ta1" table:print="false">
        <table:table-column table:style-name="co4" table:number-columns-repeated="2" table:default-cell-style-name="Default"/>
        <table:table-row table:style-name="ro1">
          <table:table-cell/>
          <table:table-cell table:style-name="ce2" office:value-type="string">
            <text:p>Просмотр лога загруженных состояний БонКарт</text:p>
          </table:table-cell>
        </table:table-row>
        <table:table-row table:style-name="ro1">
          <table:table-cell office:value-type="string">
            <text:p>На сервере есть лог загруженных данным партнером состояний БонКарт</text:p>
          </table:table-cell>
          <table:table-cell/>
        </table:table-row>
        <table:table-row table:style-name="ro1">
          <table:table-cell office:value-type="string">
            <text:p>( для возможной дозагрузки и/или перезагрузки загруженных ранее данных )</text:p>
          </table:table-cell>
          <table:table-cell/>
        </table:table-row>
      </table:table>
      <table:table table:name="Выгрузка проведенных операций" table:style-name="ta1" table:print="false">
        <table:table-column table:style-name="co4" table:default-cell-style-name="Default"/>
        <table:table-column table:style-name="co4" table:default-cell-style-name="ce2"/>
        <table:table-row table:style-name="ro1">
          <table:table-cell/>
          <table:table-cell office:value-type="string">
            <text:p>Выгрузка проведенных операций</text:p>
          </table:table-cell>
        </table:table-row>
        <table:table-row table:style-name="ro1">
          <table:table-cell office:value-type="string">
            <text:p>Система партнера выдает файл для синхронизации своих операций с БонКартами с нашей системой</text:p>
          </table:table-cell>
          <table:table-cell table:style-name="Default"/>
        </table:table-row>
      </table:table>
      <table:table table:name="Просмотр лога выгруженных операций" table:style-name="ta1" table:print="false">
        <table:table-column table:style-name="co4" table:default-cell-style-name="Default"/>
        <table:table-column table:style-name="co4" table:default-cell-style-name="ce2"/>
        <table:table-row table:style-name="ro1">
          <table:table-cell/>
          <table:table-cell office:value-type="string">
            <text:p>Просмотр лога выгруженных операций</text:p>
          </table:table-cell>
        </table:table-row>
        <table:table-row table:style-name="ro1">
          <table:table-cell office:value-type="string">
            <text:p>Сервер ведет лог загруженных от клиента операций для возможной загрузки пропущенных блоков данных, либо контроля уже загруженных</text:p>
          </table:table-cell>
          <table:table-cell table:style-name="Default"/>
        </table:table-row>
      </table:table>
      <table:table table:name="Загрузка своих настроек лояльности" table:style-name="ta1" table:print="false">
        <table:table-column table:style-name="co4" table:number-columns-repeated="2" table:default-cell-style-name="Default"/>
        <table:table-row table:style-name="ro1">
          <table:table-cell/>
          <table:table-cell table:style-name="ce2" office:value-type="string">
            <text:p>Загрузка своих настроек лояльности</text:p>
          </table:table-cell>
        </table:table-row>
        <table:table-row table:style-name="ro1">
          <table:table-cell office:value-type="string">
            <text:p>Клиент периодически может изменять свой статус в сети БонКарта, и ему могут загружаться настройки данной системы</text:p>
          </table:table-cell>
          <table:table-cell/>
        </table:table-row>
        <table:table-row table:style-name="ro1">
          <table:table-cell office:value-type="string">
            <text:p>Сервер должен хранить информацию о последней загруженной настройке, для возможных загрузок на клиента</text:p>
          </table:table-cell>
          <table:table-cell/>
        </table:table-row>
      </table:table>
      <table:table table:name="Просмотр лога загруженных настроек" table:style-name="ta1" table:print="false">
        <table:table-column table:style-name="co4" table:default-cell-style-name="Default"/>
        <table:table-column table:style-name="co4" table:default-cell-style-name="ce13"/>
        <table:table-row table:style-name="ro1">
          <table:table-cell/>
          <table:table-cell office:value-type="string">
            <text:p>Просмотр лога Загруженных настроек</text:p>
          </table:table-cell>
        </table:table-row>
        <table:table-row table:style-name="ro1">
          <table:table-cell office:value-type="string">
            <text:p>Лог загруженных настроек, возможно, не нужен клиенту, но нужен серверу для уведомления клиента о возможной загрузке</text:p>
          </table:table-cell>
          <table:table-cell table:style-name="ce14"/>
        </table:table-row>
      </table:table>
      <table:table table:name="Изменение настроек для партнера" table:style-name="ta1" table:print="false">
        <table:table-column table:style-name="co4" table:number-columns-repeated="2" table:default-cell-style-name="Default"/>
        <table:table-row table:style-name="ro1">
          <table:table-cell/>
          <table:table-cell table:style-name="ce2" office:value-type="string">
            <text:p>Изменение настроек для партнера</text:p>
          </table:table-cell>
        </table:table-row>
        <table:table-row table:style-name="ro1">
          <table:table-cell office:value-type="string">
            <text:p>Статус партнера в системе БонКарт, может меняться в зависимости от кол-ва проведенных операций</text:p>
          </table:table-cell>
          <table:table-cell/>
        </table:table-row>
        <table:table-row table:style-name="ro1">
          <table:table-cell office:value-type="string">
            <text:p>Сервер хранит последнюю сгруженную партнеру настройку</text:p>
          </table:table-cell>
          <table:table-cell/>
        </table:table-row>
        <table:table-row table:style-name="ro1">
          <table:table-cell office:value-type="string">
            <text:p>Сервер уведомляет клиента при соединении о наличии измененной настройки</text:p>
          </table:table-cell>
          <table:table-cell/>
        </table:table-row>
      </table:table>
      <table:table table:name="Изменение статусов БонКарт" table:style-name="ta1" table:print="false">
        <table:table-column table:style-name="co4" table:number-columns-repeated="2" table:default-cell-style-name="Default"/>
        <table:table-row table:style-name="ro1">
          <table:table-cell/>
          <table:table-cell table:style-name="ce2" office:value-type="string">
            <text:p>Изменение статусов БонКарт</text:p>
          </table:table-cell>
        </table:table-row>
        <table:table-row table:style-name="ro1">
          <table:table-cell office:value-type="string">
            <text:p>Появление новых клиентов</text:p>
          </table:table-cell>
          <table:table-cell/>
        </table:table-row>
        <table:table-row table:style-name="ro1">
          <table:table-cell office:value-type="string">
            <text:p>Изменение статусов существующих клиентов</text:p>
          </table:table-cell>
          <table:table-cell/>
        </table:table-row>
        <table:table-row table:style-name="ro1">
          <table:table-cell office:value-type="string">
            <text:p>Стоп-лист карт</text:p>
          </table:table-cell>
          <table:table-cell/>
        </table:table-row>
      </table:table>
      <table:table table:name="Аутентификация клиентов" table:style-name="ta1" table:print="false">
        <table:table-column table:style-name="co16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>
            <text:p>Аутентификация клиентов</text:p>
          </table:table-cell>
        </table:table-row>
        <table:table-row table:style-name="ro1">
          <table:table-cell office:value-type="string">
            <text:p>Сервер обязан осуществлять аутентификацию удаленных приложений в нашей системе с целью безопасности</text:p>
          </table:table-cell>
          <table:table-cell/>
        </table:table-row>
        <table:table-row table:style-name="ro1">
          <table:table-cell office:value-type="string">
            <text:p>( возможно логин, пароль, IP-адрес 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5">05.11.2008</text:date>, <text:time>18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taliy Cherkashin</meta:initial-creator>
    <meta:creation-date>2008-10-27T12:08:38.03</meta:creation-date>
    <meta:generator>OpenOffice.org/3.0$Win32 OpenOffice.org_project/300m9$Build-9358</meta:generator>
    <dc:date>2008-11-05T18:11:49.90</dc:date>
    <dc:creator>Vitaliy Cherkashin</dc:creator>
    <meta:editing-duration>PT113H03M55S</meta:editing-duration>
    <meta:editing-cycles>19</meta:editing-cycles>
    <meta:document-statistic meta:table-count="13" meta:cell-count="168" meta:object-count="0"/>
    <meta:user-defined meta:name="Info 1"/>
    <meta:user-defined meta:name="Info 2"/>
    <meta:user-defined meta:name="Info 3"/>
    <meta:user-defined meta:name="Info 4"/>
  </office:meta>
</office:document-meta>
</file>